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24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20" manifest:media-type=""/>
  <manifest:file-entry manifest:full-path="ObjectReplacements/Object 10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5" manifest:media-type=""/>
  <manifest:file-entry manifest:full-path="ObjectReplacements/Object 19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"/>
  <manifest:file-entry manifest:full-path="ObjectReplacements/Object 15" manifest:media-type=""/>
  <manifest:file-entry manifest:full-path="ObjectReplacements/Object 2" manifest:media-type=""/>
  <manifest:file-entry manifest:full-path="ObjectReplacements/Object 16" manifest:media-type=""/>
  <manifest:file-entry manifest:full-path="ObjectReplacements/Object 3" manifest:media-type=""/>
  <manifest:file-entry manifest:full-path="ObjectReplacements/Object 17" manifest:media-type="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pitch="variable"/>
    <style:font-face style:name="Jameel Noori Nastaleeq" svg:font-family="'Jameel Noori Nastaleeq'" style:font-pitch="variable"/>
    <style:font-face style:name="Raavi" svg:font-family="Raavi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1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1cm" fo:min-width="1.6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8cm" fo:min-width="0.646cm"/>
      <style:paragraph-properties style:writing-mode="lr-tb"/>
    </style:style>
    <style:style style:name="gr8" style:family="graphic" style:parent-style-name="standard">
      <style:graphic-properties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marker-end="Arrow" draw:marker-end-width="0.051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2.73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2.0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6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Jameel Noori Nastaleeq" fo:font-size="8pt" style:font-size-asian="8pt" style:font-name-complex="Jameel Noori Nastaleeq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Jameel Noori Nastaleeq" fo:font-size="8pt" fo:font-weight="bold" style:font-size-asian="8pt" style:font-weight-asian="bold" style:font-name-complex="Jameel Noori Nastaleeq" style:font-size-complex="8pt" style:font-weight-complex="bold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style:style style:name="T3" style:family="text">
      <style:text-properties style:font-name="Jameel Noori Nastaleeq" fo:font-size="8pt" fo:font-weight="normal" style:font-size-asian="8pt" style:font-weight-asian="normal" style:font-name-complex="Jameel Noori Nastaleeq" style:font-size-complex="8pt" style:font-weight-complex="normal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367cm" svg:height="0.374cm" svg:x="1.546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1.384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688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695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346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019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87cm" svg:y="0.58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>
          <draw:custom-shape draw:style-name="gr1" draw:text-style-name="P1" draw:layer="layout" svg:width="0.368cm" svg:height="0.373cm" svg:x="1.549cm" svg:y="1.4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1.388cm" svg:y="1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4cm" svg:x="1.692cm" svg:y="1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698cm" svg:y="1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35cm" svg:y="1.5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022cm" svg:y="1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1.59cm" svg:y="1.473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draw:g>
          <draw:custom-shape draw:style-name="gr1" draw:text-style-name="P1" draw:layer="layout" svg:width="0.367cm" svg:height="0.374cm" svg:x="2.441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279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83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59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41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914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481cm" svg:y="0.587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g>
          <draw:custom-shape draw:style-name="gr1" draw:text-style-name="P1" draw:layer="layout" svg:width="0.367cm" svg:height="0.374cm" svg:x="0.662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0.5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04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0.811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62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1.134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0.702cm" svg:y="0.594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draw:custom-shape draw:style-name="gr5" draw:text-style-name="P1" draw:layer="layout" svg:width="0.388cm" svg:height="0.132cm" svg:x="1.974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1.086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5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0.328cm" svg:y="1.913cm"/>
          <draw:g>
            <draw:custom-shape draw:style-name="gr1" draw:text-style-name="P1" draw:layer="layout" svg:width="0.367cm" svg:height="0.374cm" svg:x="1.563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1.401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05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1.712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3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036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4cm" svg:y="3.266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59cm" svg:y="2.3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1.397cm" svg:y="2.1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1.702cm" svg:y="2.1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08cm" svg:y="2.8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cm" svg:y="2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32cm" svg:y="2.4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cm" svg:y="2.377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  <draw:g>
            <draw:custom-shape draw:style-name="gr1" draw:text-style-name="P1" draw:layer="layout" svg:width="0.368cm" svg:height="0.373cm" svg:x="1.566cm" svg:y="4.0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405cm" svg:y="3.9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4cm" svg:x="1.709cm" svg:y="3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715cm" svg:y="4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367cm" svg:y="4.2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039cm" svg:y="4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607cm" svg:y="4.152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  <draw:g>
            <draw:custom-shape draw:style-name="gr1" draw:text-style-name="P1" draw:layer="layout" svg:width="0.367cm" svg:height="0.374cm" svg:x="2.458cm" svg:y="3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296cm" svg:y="3.0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6cm" svg:y="3.0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607cm" svg:y="3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2.258cm" svg:y="3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5cm" svg:x="2.931cm" svg:y="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2.498cm" svg:y="3.266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draw:g>
          <draw:g>
            <draw:custom-shape draw:style-name="gr1" draw:text-style-name="P1" draw:layer="layout" svg:width="0.367cm" svg:height="0.374cm" svg:x="0.679cm" svg:y="3.2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0.517cm" svg:y="3.0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0.821cm" svg:y="3.0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3cm" svg:height="0.074cm" svg:x="0.828cm" svg:y="3.6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0.479cm" svg:y="3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2" draw:layer="layout" svg:width="0.074cm" svg:height="0.075cm" svg:x="1.151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0.719cm" svg:y="3.273cm">
              <draw:object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draw:g>
          <draw:custom-shape draw:style-name="gr5" draw:text-style-name="P1" draw:layer="layout" svg:width="0.388cm" svg:height="0.132cm" svg:x="1.991cm" svg:y="3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svg:x="1.103cm" svg:y="3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75cm 3.1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7cm" svg:height="0.131cm" draw:transform="rotate (1.5707963267949) translate (1.682cm 4.0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0.367cm" svg:height="0.374cm" svg:x="4.224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62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66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73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24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697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65cm" svg:y="0.58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custom-shape draw:style-name="gr1" draw:text-style-name="P1" draw:layer="layout" svg:width="0.368cm" svg:height="0.373cm" svg:x="4.227cm" svg:y="1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66cm" svg:y="1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4cm" svg:x="4.37cm" svg:y="1.2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497cm" svg:y="2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028cm" svg:y="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7cm" svg:y="1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68cm" svg:y="1.47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g>
          <draw:custom-shape draw:style-name="gr1" draw:text-style-name="P1" draw:layer="layout" svg:width="0.367cm" svg:height="0.374cm" svg:x="5.119cm" svg:y="0.5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57cm" svg:y="0.3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1cm" svg:y="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68cm" svg:y="1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19cm" svg:y="0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2cm" svg:y="0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59cm" svg:y="0.58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custom-shape draw:style-name="gr1" draw:text-style-name="P1" draw:layer="layout" svg:width="0.367cm" svg:height="0.374cm" svg:x="3.34cm" svg:y="0.5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78cm" svg:y="0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82cm" svg:y="0.3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3.489cm" svg:y="1.0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4cm" svg:y="0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812cm" svg:y="0.6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8cm" svg:y="0.594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custom-shape draw:style-name="gr5" draw:text-style-name="P1" draw:layer="layout" svg:width="0.388cm" svg:height="0.132cm" svg:x="4.652cm" svg:y="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64cm" svg:y="0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43cm 1.3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4.241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079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83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9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41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714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82cm" svg:y="3.26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g>
          <draw:custom-shape draw:style-name="gr1" draw:text-style-name="P1" draw:layer="layout" svg:width="0.368cm" svg:height="0.373cm" svg:x="4.237cm" svg:y="2.3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4.075cm" svg:y="2.1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4.38cm" svg:y="2.1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386cm" svg:y="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038cm" svg:y="2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71cm" svg:y="2.4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4.278cm" svg:y="2.37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draw:g>
        <draw:custom-shape draw:style-name="gr1" draw:text-style-name="P1" draw:layer="layout" svg:width="0.368cm" svg:height="0.373cm" svg:x="4.244cm" svg:y="4.0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4.083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393cm" svg:y="4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045cm" svg:y="4.2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4.717cm" svg:y="4.2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68cm" svg:height="0.232cm" svg:x="4.285cm" svg:y="4.15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g>
          <draw:custom-shape draw:style-name="gr1" draw:text-style-name="P1" draw:layer="layout" svg:width="0.367cm" svg:height="0.374cm" svg:x="5.136cm" svg:y="3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74cm" svg:y="3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78cm" svg:y="3.0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85cm" svg:y="3.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36cm" svg:y="3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609cm" svg:y="3.3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76cm" svg:y="3.266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>
          <draw:custom-shape draw:style-name="gr1" draw:text-style-name="P1" draw:layer="layout" svg:width="0.367cm" svg:height="0.374cm" svg:x="3.357cm" svg:y="3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3.195cm" svg:y="3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99cm" svg:y="3.0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3.506cm" svg:y="3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57cm" svg:y="3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829cm" svg:y="3.3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7cm" svg:y="3.273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custom-shape draw:style-name="gr5" draw:text-style-name="P1" draw:layer="layout" svg:width="0.388cm" svg:height="0.132cm" svg:x="4.669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svg:x="3.781cm" svg:y="3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3cm 3.1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0.387cm" svg:height="0.131cm" draw:transform="rotate (1.5707963267949) translate (4.36cm 4.0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51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189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493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5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51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824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3.392cm" svg:y="1.482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draw:g>
        <draw:g>
          <draw:custom-shape draw:style-name="gr1" draw:text-style-name="P1" draw:layer="layout" svg:width="0.368cm" svg:height="0.373cm" svg:x="2.449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6cm" svg:height="0.686cm" svg:x="2.287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592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98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922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9cm" svg:y="2.38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1" draw:text-style-name="P1" draw:layer="layout" svg:width="0.368cm" svg:height="0.373cm" svg:x="3.354cm" svg:y="2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5cm" svg:height="0.687cm" svg:x="3.193cm" svg:y="2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503cm" svg:y="2.8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155cm" svg:y="2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074cm" svg:height="0.075cm" svg:x="3.827cm" svg:y="2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0.299cm" svg:height="0.232cm" svg:x="3.395cm" svg:y="2.3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g>
          <draw:custom-shape draw:style-name="gr1" draw:text-style-name="P1" draw:layer="layout" svg:width="0.367cm" svg:height="0.374cm" svg:x="5.125cm" svg:y="1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1.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7cm" svg:y="1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74cm" svg:y="1.9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25cm" svg:y="1.5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8cm" svg:y="1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1.48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g>
          <draw:custom-shape draw:style-name="gr1" draw:text-style-name="P1" draw:layer="layout" svg:width="0.367cm" svg:height="0.374cm" svg:x="2.447cm" svg:y="1.4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7cm" svg:x="2.285cm" svg:y="1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589cm" svg:y="1.2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4cm" svg:x="2.596cm" svg:y="1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47cm" svg:y="1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919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8cm" svg:height="0.232cm" svg:x="2.487cm" svg:y="1.479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custom-shape draw:style-name="gr5" draw:text-style-name="P1" draw:layer="layout" svg:width="0.387cm" svg:height="0.131cm" svg:x="1.982cm" svg:y="1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5cm 1.3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7cm" svg:y="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69cm" svg:y="1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79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8cm" svg:y="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991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61cm 1.3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4.35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3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63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71cm 3.1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86cm" svg:y="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cm" svg:y="3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367cm" svg:height="0.374cm" svg:x="3.368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3.206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5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517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3.168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3.841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3.408cm" svg:y="4.137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draw:g>
        <draw:g>
          <draw:custom-shape draw:style-name="gr1" draw:text-style-name="P1" draw:layer="layout" svg:width="0.367cm" svg:height="0.374cm" svg:x="5.125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63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67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74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25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598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65cm" svg:y="2.38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custom-shape draw:style-name="gr1" draw:text-style-name="P1" draw:layer="layout" svg:width="0.367cm" svg:height="0.374cm" svg:x="5.145cm" svg:y="4.0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4.983cm" svg:y="3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5.287cm" svg:y="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294cm" svg:y="4.5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4.945cm" svg:y="4.2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5.618cm" svg:y="4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5.185cm" svg:y="4.157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</draw:g>
        <draw:g>
          <draw:custom-shape draw:style-name="gr1" draw:text-style-name="P1" draw:layer="layout" svg:width="0.367cm" svg:height="0.374cm" svg:x="2.469cm" svg:y="4.0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2.307cm" svg:y="3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611cm" svg:y="3.8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618cm" svg:y="4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2.269cm" svg:y="4.2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2.942cm" svg:y="4.2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2.509cm" svg:y="4.137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custom-shape draw:style-name="gr1" draw:text-style-name="P1" draw:layer="layout" svg:width="0.367cm" svg:height="0.374cm" svg:x="0.692cm" svg:y="4.0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3cm" svg:y="3.9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34cm" svg:y="3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41cm" svg:y="4.5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92cm" svg:y="4.2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65cm" svg:y="4.2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32cm" svg:y="4.14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draw:g>
        <draw:g>
          <draw:custom-shape draw:style-name="gr1" draw:text-style-name="P1" draw:layer="layout" svg:width="0.367cm" svg:height="0.374cm" svg:x="0.682cm" svg:y="2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2cm" svg:y="2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24cm" svg:y="2.1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31cm" svg:y="2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82cm" svg:y="2.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55cm" svg:y="2.4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22cm" svg:y="2.3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</draw:g>
        <draw:g>
          <draw:custom-shape draw:style-name="gr1" draw:text-style-name="P1" draw:layer="layout" svg:width="0.367cm" svg:height="0.374cm" svg:x="0.672cm" svg:y="1.4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75cm" svg:height="0.686cm" svg:x="0.51cm" svg:y="1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814cm" svg:y="1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0.821cm" svg:y="1.9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4cm" svg:height="0.075cm" svg:x="0.472cm" svg:y="1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073cm" svg:height="0.075cm" svg:x="1.145cm" svg:y="1.5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269cm" svg:height="0.232cm" svg:x="0.712cm" svg:y="1.48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custom-shape draw:style-name="gr5" draw:text-style-name="P1" draw:layer="layout" svg:width="0.387cm" svg:height="0.131cm" draw:transform="rotate (1.5707963267949) translate (5.242cm 1.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42cm 2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52cm 3.1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5.263cm 4.0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4.0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3.1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79cm 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0.8cm 1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62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78cm" svg:y="1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097cm" svg:y="2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1.107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01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2.905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3.793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8cm" svg:height="0.132cm" svg:x="4.682cm" svg:y="4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3.483cm 4.0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2.578cm 4.0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87cm" svg:height="0.131cm" draw:transform="rotate (1.5707963267949) translate (1.661cm 2.2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xml:id="id3" draw:id="id3" draw:layer="layout" svg:width="2.187cm" svg:height="2.261cm" svg:x="6.228cm" svg:y="1.85cm">
          <draw:text-box>
            <text:p text:style-name="P3"><text:span text:style-name="T1">منفی المونیم ایٹم</text:span><text:span text:style-name="T2"> اور </text:span><text:span text:style-name="T1">آزاد مثبت <text:s/>خلو پ</text:span><text:span text:style-name="T3">یدا ہونے کا عمل۔تیر </text:span><text:span text:style-name="T1">خلو</text:span></text:p>
            <text:p text:style-name="P3"><text:span text:style-name="T3">کی حرکت دکھلا</text:span><text:span text:style-name="T3"> </text:span></text:p>
            <text:p text:style-name="P3"><text:span text:style-name="T3">رہا ہے</text:span></text:p>
          </draw:text-box>
        </draw:frame>
        <draw:frame draw:style-name="gr7" draw:text-style-name="P4" xml:id="id1" draw:id="id1" draw:layer="layout" svg:width="1.146cm" svg:height="0.658cm" svg:x="5.89cm" svg:y="4.711cm">
          <draw:text-box>
            <text:p text:style-name="P3"><text:span text:style-name="T2">آزاد </text:span><text:span text:style-name="T1">خلو</text:span></text:p>
          </draw:text-box>
        </draw:frame>
        <draw:connector draw:style-name="gr8" draw:text-style-name="P5" draw:layer="layout" draw:type="curve" draw:line-skew="-0.347cm" svg:x1="5.89cm" svg:y1="5.04cm" svg:x2="4.472cm" svg:y2="3.974cm" draw:start-shape="id1" draw:start-glue-point="3" draw:end-shape="id2" draw:end-glue-point="7" svg:d="M5890 5040c-1569 0-860-1066-1418-1066" svg:viewBox="0 0 1419 1067">
          <text:p/>
        </draw:connector>
        <draw:line draw:style-name="gr9" draw:text-style-name="P5" xml:id="id4" draw:id="id4" draw:layer="layout" svg:x1="3.6cm" svg:y1="2.122cm" svg:x2="4.408cm" svg:y2="1.98cm">
          <draw:glue-point draw:id="4" svg:x="-1.081cm" svg:y="0.94cm"/>
          <text:p/>
        </draw:line>
        <draw:connector draw:style-name="gr10" draw:text-style-name="P5" draw:layer="layout" draw:type="curve" svg:x1="6.228cm" svg:y1="2.98cm" svg:x2="3.917cm" svg:y2="2.064cm" draw:start-shape="id3" draw:start-glue-point="3" draw:end-shape="id4" draw:end-glue-point="4" svg:d="M6228 2980c-1541 0-2311-305-2311-916" svg:viewBox="0 0 2312 917">
          <text:p/>
        </draw:connector>
        <draw:custom-shape draw:style-name="gr2" draw:text-style-name="P1" draw:layer="layout" svg:width="2.742cm" svg:height="1.333cm" svg:x="0.985cm" svg:y="5.3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6" xml:id="id6" draw:id="id6" draw:layer="layout" svg:width="3.232cm" svg:height="1.685cm" svg:x="0.909cm" svg:y="5.195cm">
          <draw:text-box>
            <text:p><text:span text:style-name="T4">+ + + + + + + </text:span></text:p>
            <text:p><text:span text:style-name="T4">+ + + + + + +</text:span></text:p>
            <text:p><text:span text:style-name="T4">+ + + + + + +</text:span></text:p>
          </draw:text-box>
          <draw:glue-point draw:id="4" svg:x="3.121cm" svg:y="-0.496cm"/>
        </draw:frame>
        <draw:frame draw:style-name="gr12" draw:text-style-name="P4" draw:layer="layout" svg:width="2.542cm" svg:height="0.653cm" svg:x="0.682cm" svg:y="6.643cm">
          <draw:text-box>
            <text:p text:style-name="P3"><text:span text:style-name="T2">مثبت نیم موصل مواد کی علامت</text:span></text:p>
          </draw:text-box>
        </draw:frame>
        <draw:frame draw:style-name="gr13" draw:text-style-name="P4" xml:id="id5" draw:id="id5" draw:layer="layout" svg:width="1.192cm" svg:height="0.703cm" svg:x="4.623cm" svg:y="5.319cm">
          <draw:text-box>
            <text:p text:style-name="P3"><text:span text:style-name="T2">آزاد خلو</text:span><text:span text:style-name="T2"> </text:span></text:p>
          </draw:text-box>
        </draw:frame>
        <draw:connector draw:style-name="gr8" draw:text-style-name="P5" draw:layer="layout" draw:type="curve" svg:x1="4.623cm" svg:y1="5.67cm" svg:x2="3.533cm" svg:y2="5.954cm" draw:start-shape="id5" draw:start-glue-point="3" draw:end-shape="id6" draw:end-glue-point="4" svg:d="M4623 5670c-361 0 183 284-1090 284" svg:viewBox="0 0 1091 28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pitch="variable"/>
    <style:font-face style:name="Jameel Noori Nastaleeq" svg:font-family="'Jameel Noori Nastaleeq'" style:font-pitch="variable"/>
    <style:font-face style:name="Raavi" svg:font-family="Raavi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1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1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09:26:58.634267276</dc:date>
    <meta:editing-duration>PT36S</meta:editing-duration>
    <meta:editing-cycles>2</meta:editing-cycles>
    <meta:generator>LibreOffice/6.4.7.2$Linux_X86_64 LibreOffice_project/40$Build-2</meta:generator>
    <meta:document-statistic meta:object-count="295"/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10/content.xml><?xml version="1.0" encoding="utf-8"?>
<math xmlns="http://www.w3.org/1998/Math/MathML">
  <semantics>
    <mi mathvariant="italic">Si</mi>
    <annotation encoding="StarMath 5.0">Si</annotation>
  </semantics>
</math>
</file>

<file path=Object 11/content.xml><?xml version="1.0" encoding="utf-8"?>
<math xmlns="http://www.w3.org/1998/Math/MathML">
  <semantics>
    <mi mathvariant="italic">Si</mi>
    <annotation encoding="StarMath 5.0">Si</annotation>
  </semantics>
</math>
</file>

<file path=Object 12/content.xml><?xml version="1.0" encoding="utf-8"?>
<math xmlns="http://www.w3.org/1998/Math/MathML">
  <semantics>
    <mi mathvariant="italic">Si</mi>
    <annotation encoding="StarMath 5.0">Si</annotation>
  </semantics>
</math>
</file>

<file path=Object 13/content.xml><?xml version="1.0" encoding="utf-8"?>
<math xmlns="http://www.w3.org/1998/Math/MathML">
  <semantics>
    <mi mathvariant="italic">Si</mi>
    <annotation encoding="StarMath 5.0">Si</annotation>
  </semantics>
</math>
</file>

<file path=Object 14/content.xml><?xml version="1.0" encoding="utf-8"?>
<math xmlns="http://www.w3.org/1998/Math/MathML">
  <semantics>
    <mi mathvariant="italic">Si</mi>
    <annotation encoding="StarMath 5.0">Si</annotation>
  </semantics>
</math>
</file>

<file path=Object 15/content.xml><?xml version="1.0" encoding="utf-8"?>
<math xmlns="http://www.w3.org/1998/Math/MathML">
  <semantics>
    <mi mathvariant="italic">Si</mi>
    <annotation encoding="StarMath 5.0">Si</annotation>
  </semantics>
</math>
</file>

<file path=Object 16/content.xml><?xml version="1.0" encoding="utf-8"?>
<math xmlns="http://www.w3.org/1998/Math/MathML">
  <semantics>
    <mi mathvariant="italic">Si</mi>
    <annotation encoding="StarMath 5.0">Si</annotation>
  </semantics>
</math>
</file>

<file path=Object 17/content.xml><?xml version="1.0" encoding="utf-8"?>
<math xmlns="http://www.w3.org/1998/Math/MathML">
  <semantics>
    <mi mathvariant="italic">Si</mi>
    <annotation encoding="StarMath 5.0">Si</annotation>
  </semantics>
</math>
</file>

<file path=Object 18/content.xml><?xml version="1.0" encoding="utf-8"?>
<math xmlns="http://www.w3.org/1998/Math/MathML">
  <semantics>
    <mi mathvariant="italic">Si</mi>
    <annotation encoding="StarMath 5.0">Si</annotation>
  </semantics>
</math>
</file>

<file path=Object 19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20/content.xml><?xml version="1.0" encoding="utf-8"?>
<math xmlns="http://www.w3.org/1998/Math/MathML">
  <semantics>
    <mi mathvariant="italic">Si</mi>
    <annotation encoding="StarMath 5.0">Si</annotation>
  </semantics>
</math>
</file>

<file path=Object 21/content.xml><?xml version="1.0" encoding="utf-8"?>
<math xmlns="http://www.w3.org/1998/Math/MathML">
  <semantics>
    <mi mathvariant="italic">Al</mi>
    <annotation encoding="StarMath 5.0">Al</annotation>
  </semantics>
</math>
</file>

<file path=Object 22/content.xml><?xml version="1.0" encoding="utf-8"?>
<math xmlns="http://www.w3.org/1998/Math/MathML">
  <semantics>
    <mi mathvariant="italic">Si</mi>
    <annotation encoding="StarMath 5.0">Si</annotation>
  </semantics>
</math>
</file>

<file path=Object 23/content.xml><?xml version="1.0" encoding="utf-8"?>
<math xmlns="http://www.w3.org/1998/Math/MathML">
  <semantics>
    <mi mathvariant="italic">Si</mi>
    <annotation encoding="StarMath 5.0">Si</annotation>
  </semantics>
</math>
</file>

<file path=Object 24/content.xml><?xml version="1.0" encoding="utf-8"?>
<math xmlns="http://www.w3.org/1998/Math/MathML">
  <semantics>
    <mi mathvariant="italic">Si</mi>
    <annotation encoding="StarMath 5.0">Si</annotation>
  </semantics>
</math>
</file>

<file path=Object 25/content.xml><?xml version="1.0" encoding="utf-8"?>
<math xmlns="http://www.w3.org/1998/Math/MathML">
  <semantics>
    <mi mathvariant="italic">Si</mi>
    <annotation encoding="StarMath 5.0">Si</annotation>
  </semantics>
</math>
</file>

<file path=Object 26/content.xml><?xml version="1.0" encoding="utf-8"?>
<math xmlns="http://www.w3.org/1998/Math/MathML">
  <semantics>
    <mi mathvariant="italic">Si</mi>
    <annotation encoding="StarMath 5.0">Si</annotation>
  </semantics>
</math>
</file>

<file path=Object 27/content.xml><?xml version="1.0" encoding="utf-8"?>
<math xmlns="http://www.w3.org/1998/Math/MathML">
  <semantics>
    <mi mathvariant="italic">Si</mi>
    <annotation encoding="StarMath 5.0">Si</annotation>
  </semantics>
</math>
</file>

<file path=Object 28/content.xml><?xml version="1.0" encoding="utf-8"?>
<math xmlns="http://www.w3.org/1998/Math/MathML">
  <semantics>
    <mi mathvariant="italic">Si</mi>
    <annotation encoding="StarMath 5.0">Si</annotation>
  </semantics>
</math>
</file>

<file path=Object 29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30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

<file path=Object 7/content.xml><?xml version="1.0" encoding="utf-8"?>
<math xmlns="http://www.w3.org/1998/Math/MathML">
  <semantics>
    <mi mathvariant="italic">Si</mi>
    <annotation encoding="StarMath 5.0">Si</annotation>
  </semantics>
</math>
</file>

<file path=Object 8/content.xml><?xml version="1.0" encoding="utf-8"?>
<math xmlns="http://www.w3.org/1998/Math/MathML">
  <semantics>
    <mi mathvariant="italic">Si</mi>
    <annotation encoding="StarMath 5.0">Si</annotation>
  </semantics>
</math>
</file>

<file path=Object 9/content.xml><?xml version="1.0" encoding="utf-8"?>
<math xmlns="http://www.w3.org/1998/Math/MathML">
  <semantics>
    <mi mathvariant="italic">Si</mi>
    <annotation encoding="StarMath 5.0">Si</annotation>
  </semantics>
</math>
</file>